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ma 1: $\phi$ $\vdash$ $\varphi$ $\rightarrow$ $\neg$ $\psi$, $\Longrightarrow$ $\phi$ $\vdash$ $\psi$ $\rightarrow$ $\neg$$\varphi$.\\</text:p>
      <text:p text:style-name="P1">b) $\vdash$ $\varphi$ $\rightarrow$ $\psi$ $\rightarrow$ $\varphi$.\\</text:p>
      <text:p text:style-name="P1">c) $\vdash$ $\varphi$ $\rightarrow$ $\varphi$.\\</text:p>
      <text:p text:style-name="P1">d) $\vdash$ $\varphi$ $\rightarrow$ $\neg$$\neg$ $\varphi$.\\</text:p>
      <text:p text:style-name="P1">e) $\vdash$ $\psi$ $\rightarrow$ $\neg$$\psi$ $\rightarrow$ $\varphi$.\\</text:p>
      <text:p text:style-name="P1">Prova Item a).\\</text:p>
      <text:p text:style-name="P1"><text:s/>$\phi$ $\vdash$($\varphi${}implica $\neg$$\psi$) $\rightarrow$ ($\psi$$\rightarrow$ $\neg$$\varphi$). Por (A5) e por hipótese, $\phi$ $\vdash$ $\varphi$ $\rightarrow$ $\neg$$\psi$. Por modus ponens resulta em $\phi$ $\Vdash$ $\psi$ $\rightarrow$ $\neg$$\varphi$.\\</text:p>
      <text:p text:style-name="P1">Prova item b)\\</text:p>
      <text:p text:style-name="P1">Por (A4), $\vdash$$\psi$ $\land$$\neg$$\varphi$ $\rightarrow$ $\neg$$\varphi$. Por a), $\vdash$ $\varphi$ $\rightarrow$ $\neg$($\psi$ $\land$ $\neg$$\varphi$)\footnote{rever o item b da prova }.</text:p>
      <text:p text:style-name="P2"/>
      <text:p text:style-name="P1"/>
      <text:p text:style-name="P1">Lema: Teorema da dedução: $\phi$ $\cup$ {$\varphi$} implica em $\phi$ $\vdash$ $\varphi$$\rightarrow$ $\Psi$.\\</text:p>
      <text:p text:style-name="P1">Prova: Por indução do comprimento da derivação de $\Psi$ a apartir de $\phi$ $\cup$ $\varphi$.\\</text:p>
      <text:p text:style-name="P1">Base: n=1. Então $\Psi$ $\in$ $\phi$ $\cup$ {$\varphi$} ou $\varphi$ é axioma. Se $\Psi$$=$ $\varphi$, então $\phi$ $\vdash$ $\varphi$ $\rightarrow$ $\Psi$ por c) do lema anterior. Se $\Psi$ $\in$ $\phi$ ou $\Psi$ é axioma, então $\phi$ $\vdash$ $\Psi$. Por <text:s/>b) do lema anterior , $\phi$ $\vdash$ $\Psi$ $\rightarrow$ $\varphi$ $\rightarrow$ $\Psi$. Por modus ponens: $\phi$ $\vdash$ $\varphi$ $\rightarrow$ $\Psi$.\\</text:p>
      <text:p text:style-name="P1">Passo da indução: Supomos que a derivação tem comprimento n+1. Podemos supor que o ultimo passo da derivação foi aplicado o M.P. Isto é, $\phi$$\cup$$\varphi$ $\vdash$ $\chi$, $\phi$ $\cup${$\varphi$}$\vdash$$\chi$ $\rightarrow$ $\psi$. As derivações de $\zeta$ e $\zeta$ $\rightarrow$$\Psi$ tem comprimento $\leq$ n. Por hipótese da indução, $\phi$$\vdash$ $\varphi$ $\rightarrow$ $\zeta$ e $\phi$ $\vdash$ $\varphi$$\rightarrow$($\zeta$$\rightarrow$$\psi$). Aplicando duas vezes o modus ponens e A1 resultam em : $\phi$ $\vdash$ $\varphi$ $\rightarrow$ $\psi$.\\</text:p>
      <text:p text:style-name="P1">Lema: $\vdash$ $\neg$$\neg$$\varphi$ $\rightarrow$$\varphi$.\\</text:p>
      <text:p text:style-name="P1">Prova: Por (A3) e (A4) e M.P,$\neg$$\neg$$\varphi$ $\land$ $\neg$$\varphi$ $\vdash$ $\neg$$\varphi$,$\neg$$\neg$$\varphi$ $\land$ $\neg$$\varphi$ $\vdash$$\neg$$\neg$$\varphi$. Seja $\tau$ qualquer fórmula tal que $\vdash$$\tau$. Por c) : $\phi$ $\vdash$ $\psi$ e $\phi$ $\vdash$$\neg$$\psi$ $\Longrightarrow$ em $\phi$ $\vdash$$\varphi$($\varphi$ qualquer fórmula). Por a): $\vdash$ $\tau$ $\rightarrow$$\neg$($\neg$$\neg$$\varphi$ $\land$ $\neg$ $\varphi$)($=$$\neg$$\neg$$\varphi$$\rightarrow$ $\varphi$).\\</text:p>
      <text:p text:style-name="P1">Lema: $\phi$$\cup${$\Psi$} $\vdash$ $\varphi$ e $\phi$$\cup${$\neg$$\Psi$}$\vdash$ $\varphi$ $\Longrightarrow$ $\phi$$\vdash$$\varphi$.\\</text:p>
      <text:p text:style-name="P1">Prova: As hipóteses impliam em $\phi$$\cup${$\psi$} $\vdash$$\neg$$\neg$$\varphi$ e $\phi$ $\cup${$\neg$$\psi$}$\vdash$$\neg$$\neg$$\varphi$. Por d). Pelo teorema da dedução, $\phi$ $\vdash$$\psi$ $\rightarrow$$\neg$$\neg$$\varphi$, $\phi$ $\vdash$$\neg$$\psi$$\rightarrow$$\neg$$\neg$$\varphi$. Por a), $\phi$ $\vdash$ $\neg$$\psi$, $\phi$ $\vdash$$\neg$$\varphi$$\rightarrow$$\neg$$\neg$$\psi$. Então <text:s/>$\phi${inido}{$\neg$$\varphi$} $\vdash$$\neg$$\psi$,$\phi$ $\cup${$\neg$$\varphi$}$\vdash$$\neg$$\neg$$\psi$. Por e), $\phi$ $\cup${$\neg$$\varphi$}$\vdash$$\neg$$\tau$, onde $\tau$ é fórmula tal que $\vdash$ $\tau$.Por c) $\neg$$\psi$ $\rightarrow$ $\neg$$\neg$$\psi$ $\rightarrow$$\neg$$\tau$. Logo, $\phi$ $\vdash$ $\neg$$\varphi$ $\rightarrow$ $\neg$$\tau$(teorema da dedução). Por a), $\phi$ <text:s/>$\vdash$ $\tau$ $\rightarrow$$\neg$$\neg$$\varphi$. Por M.P: $\phi$ $\neg$$\neg$$\varphi$. Pelo teorema anterior : $\phi$$\vdash$$\varphi$.\\</text:p>
      <text:p text:style-name="P1">Obs: $\vdash$ satisfaz as seguintes regras(onde uma regra tem a forma$$\phi$$\vdash$$\varphi$$_{1}$,...,$\phi$$_{n}$$\vdash$$\varphi$$_{n}$$\frac{$\phi$$\vdash$$\varphi$}), temos tal regra como ''se $\phi$$_{1}$$\vdash$$\varphi$$_{1}$,...,$\phi$$_{n}$\vdash$$\varphi$$_{n}$, <text:soft-page-break/>então $\phi$ $\vdash$$\varphi$$'').\\</text:p>
      <text:p text:style-name="P1">(R1)$\frac{$\varphi$$\vdash$$\varphi$}$.</text:p>
      <text:p text:style-name="P1">(R2)$$\phi$ $\vdash$ $\varphi$\frac{$\phi$'$\vdash$$\varphi$}$ se $\phi$ $\subseteq$ $\phi$'.</text:p>
      <text:p text:style-name="P1">(R3)$$\phi$ $\vdash$ $\varphi$,$\phi$ $\vdash$ $\psi$ \frac{$\phi$ $\vdash$ $\varphi$ $\land$$\psi$}$ por (A2).</text:p>
      <text:p text:style-name="P1">(R4)$$\phi$ $\vdash$ $\phi$ $\land$ $\psi$ \frac {$\phi$ $\vdash$ $\varphi$}$.Por (A3).</text:p>
      <text:p text:style-name="P1">(R5)$$\phi$ $\vdash$ $\phi$ $\land$ $\psi$ \frac {$\phi$$\vdash$ $\psi$ }$.Por (A4).</text:p>
      <text:p text:style-name="P1">(R6)$$\phi$ $\vdash$ $\varphi$, $\phi$ $\vdash$ $\neg$$\varphi$ \frac {$\phi$ $\vdash$ $\psi$ }$. Por e).</text:p>
      <text:p text:style-name="P1">(R7)$$\phi$ $\cup$ {$\varphi$} $\vdash$ $\psi$,$\phi$ $\cup$ {$\neg$$\varphi$} $\vdash$$\psi$ \frac {$\phi$ $\vdash$ $\psi$}$. Pelo ultimo lema.</text:p>
      <text:p text:style-name="P2"/>
      <text:p text:style-name="P1"/>
      <text:p text:style-name="P1">A primeira formulação da lógica proposicional como o cálculo formal se deve a G.Frege(1879). Frege usou o seguinte sistema de axiomas:\\</text:p>
      <text:p text:style-name="P1">p$\rightarrow$(q$\rightarrow$p).\\</text:p>
      <text:p text:style-name="P1">(s$\rightarrow$(p$\rightarrow$q))$\rightarrow$((s$\rightarrow$p)$\rightarrow$(s$\rightarrow$q)).\\</text:p>
      <text:p text:style-name="P1">(p$\rightarrow$(q$\rightarrow$r))$\rightarrow$(q$\rightarrow$(p$\rightarrow$r))\\</text:p>
      <text:p text:style-name="P1">(p$\rightarrow$q)$\rightarrow$($\neg$q$\rightarrow$$\neg$p).\\</text:p>
      <text:p text:style-name="P1">Eukasiewicz simplificou reduzindo para 3 axiomas:</text:p>
      <text:p text:style-name="P1">p$\rightarrow$(q$\rightarrow$p).\\</text:p>
      <text:p text:style-name="P1">(s$\rightarrow$(p$\rightarrow$q))$\rightarrow$((s$\rightarrow$p)$\rightarrow$(s$\rightarrow$q)).\\</text:p>
      <text:p text:style-name="P1">($\neg$p$\rightarrow$$\neg$q) $\rightarrow$(q$\rightarrow$p).\\</text:p>
      <text:p text:style-name="P1">O nosso sistema é o seguinte:</text:p>
      <text:p text:style-name="P1">(A1) (fizinho $\rightarrow$ $\psi$ $\rightarrow$$\chi$) $\rightarrow$ (fizinho$\rightarrow$$\psi$)$\rightarrow$(fizinho$\rightarrow$$\chi$).\\</text:p>
      <text:p text:style-name="P1">(A2) fizinho $\rightarrow$$\psi$ $\rightarrow$fizinho.\\</text:p>
      <text:p text:style-name="P1">(A3)$\neg$fizinho$\rightarrow$fizinho $\rightarrow$$\psi$.\\</text:p>
      <text:p text:style-name="P1">(A4) (fizinho$\rightarrow$$\psi$)$\rightarrow$($\neg$fizinho$\rightarrow$$\psi$)$\rightarrow$$psi$.\\</text:p>
      <text:p text:style-name="P1">Base de conectivos {$\rightarrow$,$\neg$}.\\</text:p>
      <text:p text:style-name="P1">Regra de inferência: Modus ponens.\\</text:p>
      <text:p text:style-name="P1">Obs: $\vdash$ é definido como sempre.</text:p>
      <text:p text:style-name="P1">\begin{quote}Lema 1: $\vdash$fizinho $\rightarrow$ fizinho, isto é, fizinho $\rightarrow$ fizinho é um teorema.\end{quote}.</text:p>
      <text:p text:style-name="P1">\begin{proof}</text:p>
      <text:p text:style-name="P1">(fizinho(fizinho $\rightarrow$ fizinho) $\rightarrow$ fizinho) implica ( fizinho $\rightarrow$ fizinho $\rightarrow$fizinho)(A1) 1\\</text:p>
      <text:p text:style-name="P1">fizinho $\rightarrow$(fizinho $\rightarrow$ fizinho) $\rightarrow$ fizinho.(A2) 2\\</text:p>
      <text:p text:style-name="P1">(fizinho $\rightarrow$ fizinho $\rightarrow$ fizinho)$\rightarrow$(fizinho $\rightarrow$ fizinho), por M.P 1,2. <text:s text:c="2"/>3\\</text:p>
      <text:p text:style-name="P1">fizinho $\rightarrow$ fizinho$\rightarrow$fizinho. (A2) <text:s/>4\\</text:p>
      <text:p text:style-name="P1">fizinho $\rightarrow$ fizinho M.P 3,4 <text:s text:c="3"/>5\\</text:p>
      <text:p text:style-name="P1">\end{proof}</text:p>
      <text:p text:style-name="P1"><text:s/>\begin{quote} Definição: \\</text:p>
      <text:p text:style-name="P1">fizão é consistente se existe fizinho tal que fizão $\nvdash$fizinho \\</text:p>
      <text:p text:style-name="P1">fizão é inconsistente se existe fizão $\vdash$ fizinho para toda fizinho \\</text:p>
      <text:p text:style-name="P1">fizão é maximalmente consistente se fizão é consistente e fizão $\cup$ \{fizinho\} é inconsistente para qualquer fizinho $\in$ $FORM – fizão$.\\</text:p>
      <text:p text:style-name="P1">Obs: I – fizão é inconsistente $\leftrightarrow$ fizão $\vdash$ $\bot$.\\</text:p>
      <text:p text:style-name="P1"><text:soft-page-break/>II – fizão é consistente $\leftrightarrow$ fizão $\nvdash$ $\bot$ onde $\bot$$:=$ $\neg$(fizinho $\rightarrow$ fizinho). Mais precisamente, $\bot$ $:=$$\neg$(p$_{0}$$\rightarrow$p$_{0}$).</text:p>
      <text:p text:style-name="P1">\end{quote}</text:p>
      <text:p text:style-name="P1">\begin{proof}</text:p>
      <text:p text:style-name="P1">I: '' $\Longrightarrow$'' é trivial.</text:p>
      <text:p text:style-name="P1">''$\Longleftarrow$''\\</text:p>
      <text:p text:style-name="P1">Seja fizão $\vdash$ $\bot$. Isto é, fizão $\vdash$ $\neg$(p$_{0}$$\rightarrow$p$_{0}$). Por lema 1, fizão $\vdash$ (p$_{0}$$\rightarrow$p$_{0}$).\\</text:p>
      <text:p text:style-name="P1">Por (A3), fizão $\vdash$ $\rightarrow$ (p$_{0}$$\rightarrow$p$_{0}$)$\rightarrow$ $\psi$.\\</text:p>
      <text:p text:style-name="P1">Por M.P $ \frac {\neg (p_{0}\rightarrowp_{0}) <text:s/>neg(p_{0}\rightarrowp_{0}\rightarrow(p_{0}\rightarrow$p_{0} \rightarrow \psi {(p_{0}\rightarrowp_{0}\rightarrow\psi}$.\\</text:p>
      <text:p text:style-name="P1">Por M.P $ \frac {(p_{0}\rightarrowp_{0}) <text:s/>(p_{0}\rightarrow(p_{0}\rightarrow\psi} \psi}$.\\</text:p>
      <text:p text:style-name="P1">\textbf{Exercício. Provar o II. É análogo!}.\\</text:p>
      <text:p text:style-name="P1">\begin{quote}</text:p>
      <text:p text:style-name="P1">Lema 2: Teorema da dedução. Fizão $\cup$ \{ fizinho\} $\vdash$ $\psi$ $\Longrightarrow$ fizão $\vdash$ fizinho $\rightarrow$ $\psi$. \textbf{Exercício}</text:p>
      <text:p text:style-name="P1">\end{quote}</text:p>
      <text:p text:style-name="P1">\begin{quote}</text:p>
      <text:p text:style-name="P1">Lema 3: I – fizão $\vdash$ fizinho $\leftrightarrow$ fizao $\cup$ \{ $\neg$fizinho\} $\vdash$ $\bot$.\\</text:p>
      <text:p text:style-name="P1">II – fizão $\vdash$ $neg$fizinho $\leftrightarrow$ fizão $\cup$ \{fizinho\} $\vdash$ $\bot$\\.</text:p>
      <text:p text:style-name="P1">\end{quote}</text:p>
      <text:p text:style-name="P1">\begin{proof}</text:p>
      <text:p text:style-name="P1">I: fizão $\vdash$ fizinho $\Longrightarrow$ fizão $\cup$ \{$\neg$fizinho\} $\vdash$ fizinho.Também : fizão $\cup$ \{$\neg$fizinho\} $\vdash$ $\neg$fizinho.\\</text:p>
      <text:p text:style-name="P1">(A3): fizão$\cup$ \{$\neg$fizinho\}$\vdash$$\neg$fizinho$\rightarrow$fizinho$\rightarrow$$\bot$\\</text:p>
      <text:p text:style-name="P1">2x M.P fizão $\cup$ \{$\neg$fizinho\}$\vdash$$\bot$</text:p>
      <text:p text:style-name="P1">fizão $\cup$ \{$\neg$fizinho\} $\vdash$ $\bot$ $\Longrightarrow$ fizão $\cup$ \{$\neg$fizinho\} $\vdash$ fizinho.(Obs.Anterior).\\</text:p>
      <text:p text:style-name="P1">fizão$\vdash$$\neg$fizinho$\rightarrow$fizinho.(Teorema da dedução).\\</text:p>
      <text:p text:style-name="P1">fizão$\vdash$ fizinho$\rightarrow$fizinho. (Lema 1)\\</text:p>
      <text:p text:style-name="P1">fizão $\vdash$ fizinho (Por A4(com fizinho $=$$\psi$) e 2x M.P).</text:p>
      <text:p text:style-name="P1">II - \textbf{exercício}.</text:p>
      <text:p text:style-name="P1">\end{proof}</text:p>
      <text:p text:style-name="P1">\begin{quote}</text:p>
      <text:p text:style-name="P1">Lema 4(Teorema de Lindenbaum). Um conjunto consistente tem uma extensão maximalmente consistente.</text:p>
      <text:p text:style-name="P1">\end{quote}</text:p>
      <text:p text:style-name="P1">\begin{proof}</text:p>
      <text:p text:style-name="P1">Seja p$_{0}$,p$_{1}$,p$_{2}$,..., uma enumeração de FORM. Seja fizão consistente. Construímos <text:s/>uma cadeia fizao$=$ fizão$_{0}$, $\leq$fizão$_{1}$, $\leq$,...,fizão$_{n}$, $\leq$... tal que cada fizão$_{n}$ é consistente e fizão* $:=$ $\cup$fizão$_{n}$,n$\in$N é maximalmente consistente, fizão$\subseteq$fizão*.\\</text:p>
      <text:p text:style-name="P1">fizão$_{0}$:= fizão. Se fizão$_{n}$ é definido para n$\in$N, então definimos: fizão$_{n+1}$:= fizão$_{n}$ $\cup$\{fizinho$_{n}$\}, se fizão$_{n}$ é consistente. fizão$_{n}$, c.c.\\</text:p>
      <text:p text:style-name="P1">Obviamente, cada fizão$_{n}$ é consistente, n=0,1,... fizão* é maximalmente consistente.\\</text:p>
      <text:p text:style-name="P1">fizão* é consistente se não for consistente, logo fizão* $\vdash$$\bot$. Pela finitude de $\vdash$ existe um subconjunto finito $\Delta$ $\subseteq$ fizão tal que $\Delta$ $\vdash$$\bot$. Mas $\Delta$ $\subseteq$fizão$_{i}$ para um i$\in$N $\Longrightarrow$ fizinho$$_{i} $\vdash$ $\bot$ contradição!\\</text:p>
      <text:p text:style-name="P1"><text:soft-page-break/>[$\Delta$=\{ $\psi$$_{1}$,...,$\psi$$_{n}$\} $\Delta$ $\bot$ $\cup$$\phi$$_{n}$ $\Longrightarrow$ $psi$$_{1}$$\in$ $phi$$_{i1}$,$psi$$_{2}$$\in$ $phi$$_{i2}$,...,$psi$$_{m}$$\in$ $phi$$_{im}$ $\Longrightarrow$ $\Delta$ $\subseteq$ fizão$_{i}$, onde n$\in$N, i=max\{i$_{i1}$,...,i$_{im}$\}. \\</text:p>
      <text:p text:style-name="P1">fizão* é consistente. $\phi$ é maximalmente consistente.\\</text:p>
      <text:p text:style-name="P1">Supondo que não, então fizão* $\cup$ \{fizinho\} é consistente para um fizinho $\in$ FORM-fizão*. Seja fizinho=fizinho$_{n}$ na enumeração de fórmulas. Pela construção, fizão$_{n}$ $\cup$ \{fizinho$_{n}$\} é consistente. Logo, fizinho$_{n}$$\in$ fizão$_{n+1}$ $\subseteq$fizão* é contradição.</text:p>
      <text:p text:style-name="P1">\end{proof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2T22:03:33</meta:creation-date>
    <dc:date>2013-02-14T16:18:21</dc:date>
    <meta:editing-duration>PT22H27M49S</meta:editing-duration>
    <meta:editing-cycles>37</meta:editing-cycles>
    <meta:generator>LibreOffice/3.5$Linux_x86 LibreOffice_project/350m1$Build-2</meta:generator>
    <meta:document-statistic meta:table-count="0" meta:image-count="0" meta:object-count="0" meta:page-count="4" meta:paragraph-count="94" meta:word-count="994" meta:character-count="10375" meta:non-whitespace-character-count="9461"/>
  </office:meta>
</office:document-meta>
</file>